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800000026B90C55BA65D3463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1bceb5" officeooo:paragraph-rsid="001bceb5"/>
    </style:style>
    <style:style style:name="P2" style:family="paragraph" style:parent-style-name="Standard">
      <style:text-properties officeooo:rsid="001bceb5" officeooo:paragraph-rsid="001deae1"/>
    </style:style>
    <style:style style:name="P3" style:family="paragraph" style:parent-style-name="Standard">
      <style:text-properties officeooo:rsid="001bceb5" officeooo:paragraph-rsid="00d302d2"/>
    </style:style>
    <style:style style:name="P4" style:family="paragraph" style:parent-style-name="Standard">
      <style:text-properties officeooo:rsid="000f5674" officeooo:paragraph-rsid="001ea9e2"/>
    </style:style>
    <style:style style:name="P5" style:family="paragraph" style:parent-style-name="Standard">
      <style:text-properties officeooo:rsid="000f5674" officeooo:paragraph-rsid="00a1fc95"/>
    </style:style>
    <style:style style:name="P6" style:family="paragraph" style:parent-style-name="Standard">
      <style:text-properties officeooo:rsid="001f2e97" officeooo:paragraph-rsid="004237d1"/>
    </style:style>
    <style:style style:name="P7" style:family="paragraph" style:parent-style-name="Standard">
      <style:text-properties officeooo:rsid="0011206f" officeooo:paragraph-rsid="0025360d"/>
    </style:style>
    <style:style style:name="P8" style:family="paragraph" style:parent-style-name="Standard">
      <style:text-properties officeooo:rsid="00281ba0" officeooo:paragraph-rsid="00281ba0"/>
    </style:style>
    <style:style style:name="P9" style:family="paragraph" style:parent-style-name="Standard">
      <style:text-properties officeooo:rsid="00281ba0" officeooo:paragraph-rsid="00373f30"/>
    </style:style>
    <style:style style:name="P10" style:family="paragraph" style:parent-style-name="Standard">
      <style:text-properties officeooo:rsid="00281ba0" officeooo:paragraph-rsid="003d5429"/>
    </style:style>
    <style:style style:name="P11" style:family="paragraph" style:parent-style-name="Standard">
      <style:text-properties officeooo:rsid="002a26a5" officeooo:paragraph-rsid="002a26a5"/>
    </style:style>
    <style:style style:name="P12" style:family="paragraph" style:parent-style-name="Standard">
      <style:text-properties officeooo:rsid="002a26a5" officeooo:paragraph-rsid="0038dc5c"/>
    </style:style>
    <style:style style:name="P13" style:family="paragraph" style:parent-style-name="Standard">
      <style:text-properties officeooo:rsid="0034433b" officeooo:paragraph-rsid="0034433b"/>
    </style:style>
    <style:style style:name="P14" style:family="paragraph" style:parent-style-name="Standard">
      <style:text-properties fo:font-weight="bold" officeooo:rsid="001bceb5" officeooo:paragraph-rsid="001deae1" style:font-weight-asian="bold" style:font-weight-complex="bold"/>
    </style:style>
    <style:style style:name="P15" style:family="paragraph" style:parent-style-name="Standard">
      <style:text-properties fo:font-weight="bold" officeooo:rsid="000f5674" officeooo:paragraph-rsid="001ea9e2" style:font-weight-asian="bold" style:font-weight-complex="bold"/>
    </style:style>
    <style:style style:name="P16" style:family="paragraph" style:parent-style-name="Standard">
      <style:text-properties fo:font-weight="bold" officeooo:rsid="000f5674" officeooo:paragraph-rsid="004ce048" style:font-weight-asian="bold" style:font-weight-complex="bold"/>
    </style:style>
    <style:style style:name="P17" style:family="paragraph" style:parent-style-name="Standard">
      <style:text-properties fo:font-weight="bold" officeooo:rsid="000f5674" officeooo:paragraph-rsid="00a1fc95" style:font-weight-asian="bold" style:font-weight-complex="bold"/>
    </style:style>
    <style:style style:name="P18" style:family="paragraph" style:parent-style-name="Standard">
      <style:text-properties fo:font-weight="bold" officeooo:rsid="004b8262" officeooo:paragraph-rsid="004b8262" style:font-weight-asian="bold" style:font-weight-complex="bold"/>
    </style:style>
    <style:style style:name="P19" style:family="paragraph" style:parent-style-name="Standard">
      <style:text-properties fo:font-weight="bold" officeooo:rsid="00130cf7" officeooo:paragraph-rsid="004ce048" style:font-weight-asian="bold" style:font-weight-complex="bold"/>
    </style:style>
    <style:style style:name="P20" style:family="paragraph" style:parent-style-name="Standard">
      <style:text-properties fo:font-weight="bold" officeooo:rsid="00635485" officeooo:paragraph-rsid="00635485" style:font-weight-asian="bold" style:font-weight-complex="bold"/>
    </style:style>
    <style:style style:name="P21" style:family="paragraph" style:parent-style-name="Standard">
      <style:text-properties fo:font-weight="bold" officeooo:rsid="00178ca4" officeooo:paragraph-rsid="0078c377" style:font-weight-asian="bold" style:font-weight-complex="bold"/>
    </style:style>
    <style:style style:name="P22" style:family="paragraph" style:parent-style-name="Standard">
      <style:text-properties fo:font-weight="bold" officeooo:rsid="00b0f999" officeooo:paragraph-rsid="00b0f999" style:font-weight-asian="bold" style:font-weight-complex="bold"/>
    </style:style>
    <style:style style:name="P23" style:family="paragraph" style:parent-style-name="Standard">
      <style:text-properties fo:font-weight="normal" officeooo:rsid="000f5674" officeooo:paragraph-rsid="004ce048" style:font-weight-asian="normal" style:font-weight-complex="normal"/>
    </style:style>
    <style:style style:name="P24" style:family="paragraph" style:parent-style-name="Standard">
      <style:text-properties fo:font-weight="normal" officeooo:rsid="004f5036" officeooo:paragraph-rsid="004f5036" style:font-weight-asian="normal" style:font-weight-complex="normal"/>
    </style:style>
    <style:style style:name="P25" style:family="paragraph" style:parent-style-name="Standard">
      <style:text-properties fo:font-weight="normal" officeooo:rsid="0019779e" officeooo:paragraph-rsid="008021cc" style:font-weight-asian="normal" style:font-weight-complex="normal"/>
    </style:style>
    <style:style style:name="P26" style:family="paragraph" style:parent-style-name="Standard">
      <style:text-properties officeooo:rsid="00605c40" officeooo:paragraph-rsid="001deae1"/>
    </style:style>
    <style:style style:name="P27" style:family="paragraph" style:parent-style-name="Standard">
      <style:text-properties fo:font-size="12pt" fo:font-weight="normal" officeooo:rsid="00175dce" officeooo:paragraph-rsid="00683832" style:font-size-asian="10.5pt" style:font-weight-asian="normal" style:font-size-complex="12pt" style:font-weight-complex="normal"/>
    </style:style>
    <style:style style:name="P28" style:family="paragraph" style:parent-style-name="Standard">
      <style:text-properties fo:font-size="12pt" fo:font-weight="normal" officeooo:rsid="0016f158" officeooo:paragraph-rsid="00683832" style:font-size-asian="10.5pt" style:font-weight-asian="normal" style:font-size-complex="12pt" style:font-weight-complex="normal"/>
    </style:style>
    <style:style style:name="P29" style:family="paragraph" style:parent-style-name="Standard">
      <style:text-properties fo:font-size="12pt" fo:font-weight="normal" officeooo:rsid="0015a3de" officeooo:paragraph-rsid="00683832" style:font-size-asian="10.5pt" style:font-weight-asian="normal" style:font-size-complex="12pt" style:font-weight-complex="normal"/>
    </style:style>
    <style:style style:name="P30" style:family="paragraph" style:parent-style-name="Standard">
      <style:text-properties fo:font-size="12pt" fo:font-weight="normal" officeooo:rsid="00683832" officeooo:paragraph-rsid="00683832" style:font-size-asian="10.5pt" style:font-weight-asian="normal" style:font-size-complex="12pt" style:font-weight-complex="normal"/>
    </style:style>
    <style:style style:name="P31" style:family="paragraph" style:parent-style-name="Standard">
      <style:text-properties fo:font-size="12pt" fo:font-weight="normal" officeooo:rsid="00164a35" officeooo:paragraph-rsid="0071d06d" style:font-size-asian="10.5pt" style:font-weight-asian="normal" style:font-size-complex="12pt" style:font-weight-complex="normal"/>
    </style:style>
    <style:style style:name="P32" style:family="paragraph" style:parent-style-name="Standard">
      <style:text-properties fo:font-size="12pt" fo:font-weight="bold" officeooo:rsid="00175dce" officeooo:paragraph-rsid="006fffdb" style:font-size-asian="10.5pt" style:font-weight-asian="bold" style:font-size-complex="12pt" style:font-weight-complex="bold"/>
    </style:style>
    <style:style style:name="P33" style:family="paragraph" style:parent-style-name="Standard">
      <style:text-properties style:text-underline-style="solid" style:text-underline-width="auto" style:text-underline-color="font-color" fo:font-weight="bold" officeooo:rsid="00749ae1" officeooo:paragraph-rsid="00749ae1" style:font-weight-asian="bold" style:font-weight-complex="bold"/>
    </style:style>
    <style:style style:name="P34" style:family="paragraph" style:parent-style-name="Standard">
      <style:text-properties officeooo:rsid="0078c377" officeooo:paragraph-rsid="0078c377"/>
    </style:style>
    <style:style style:name="P35" style:family="paragraph" style:parent-style-name="Standard">
      <style:text-properties officeooo:rsid="00178ca4" officeooo:paragraph-rsid="008021cc"/>
    </style:style>
    <style:style style:name="P36" style:family="paragraph" style:parent-style-name="Standard">
      <style:text-properties fo:color="#ce181e" fo:font-size="22pt" officeooo:rsid="001bceb5" officeooo:paragraph-rsid="001bceb5" style:font-size-asian="22pt" style:font-size-complex="22pt"/>
    </style:style>
    <style:style style:name="P37" style:family="paragraph" style:parent-style-name="Standard">
      <style:text-properties fo:color="#ce181e" fo:font-size="18pt" fo:font-weight="normal" officeooo:rsid="000f5674" officeooo:paragraph-rsid="00a1fc95" style:font-size-asian="18pt" style:font-weight-asian="normal" style:font-size-complex="18pt" style:font-weight-complex="normal"/>
    </style:style>
    <style:style style:name="P38" style:family="paragraph" style:parent-style-name="Standard">
      <style:text-properties fo:color="#ce181e" fo:font-size="18pt" fo:font-weight="normal" officeooo:rsid="000f5674" officeooo:paragraph-rsid="00d1bf65" style:font-size-asian="18pt" style:font-weight-asian="normal" style:font-size-complex="18pt" style:font-weight-complex="normal"/>
    </style:style>
    <style:style style:name="P39" style:family="paragraph" style:parent-style-name="Standard">
      <style:text-properties fo:color="#ce181e" fo:font-size="18pt" fo:font-weight="normal" officeooo:rsid="000f5674" officeooo:paragraph-rsid="00d66908" style:font-size-asian="18pt" style:font-weight-asian="normal" style:font-size-complex="18pt" style:font-weight-complex="normal"/>
    </style:style>
    <style:style style:name="P40" style:family="paragraph" style:parent-style-name="Standard">
      <style:text-properties officeooo:rsid="00191029" officeooo:paragraph-rsid="008021cc"/>
    </style:style>
    <style:style style:name="P41" style:family="paragraph" style:parent-style-name="Standard">
      <style:text-properties officeooo:rsid="0019779e" officeooo:paragraph-rsid="00a1fc95"/>
    </style:style>
    <style:style style:name="P42" style:family="paragraph" style:parent-style-name="Standard">
      <style:text-properties officeooo:rsid="001cd2a0" officeooo:paragraph-rsid="00a1fc95"/>
    </style:style>
    <style:style style:name="P43" style:family="paragraph" style:parent-style-name="Standard">
      <style:text-properties officeooo:rsid="001cd2a0" officeooo:paragraph-rsid="00ccc052"/>
    </style:style>
    <style:style style:name="P44" style:family="paragraph" style:parent-style-name="Standard">
      <style:text-properties officeooo:rsid="001cdec1" officeooo:paragraph-rsid="00a1fc95"/>
    </style:style>
    <style:style style:name="P45" style:family="paragraph" style:parent-style-name="Standard">
      <style:text-properties officeooo:rsid="001df552" officeooo:paragraph-rsid="00a1fc95"/>
    </style:style>
    <style:style style:name="P46" style:family="paragraph" style:parent-style-name="Standard">
      <style:text-properties fo:font-style="italic" officeooo:rsid="001bceb5" officeooo:paragraph-rsid="001deae1" style:font-style-asian="italic" style:font-style-complex="italic"/>
    </style:style>
    <style:style style:name="P47" style:family="paragraph" style:parent-style-name="Standard">
      <style:text-properties fo:font-style="italic" officeooo:rsid="000f5674" officeooo:paragraph-rsid="00a1fc95" style:font-style-asian="italic" style:font-style-complex="italic"/>
    </style:style>
    <style:style style:name="P48" style:family="paragraph" style:parent-style-name="Standard">
      <style:text-properties fo:font-style="italic" officeooo:rsid="001cd2a0" officeooo:paragraph-rsid="00a1fc95" style:font-style-asian="italic" style:font-style-complex="italic"/>
    </style:style>
    <style:style style:name="P49" style:family="paragraph" style:parent-style-name="Standard">
      <style:text-properties fo:font-style="italic" officeooo:rsid="00d6b20f" officeooo:paragraph-rsid="00d6b20f" style:font-style-asian="italic" style:font-style-complex="italic"/>
    </style:style>
    <style:style style:name="P50" style:family="paragraph" style:parent-style-name="Standard">
      <style:text-properties fo:font-style="italic" officeooo:rsid="00d6b20f" officeooo:paragraph-rsid="00dc4579" style:font-style-asian="italic" style:font-style-complex="italic"/>
    </style:style>
    <style:style style:name="P51" style:family="paragraph" style:parent-style-name="Standard">
      <style:text-properties fo:font-style="italic" fo:font-weight="normal" officeooo:rsid="000f5674" officeooo:paragraph-rsid="00a1fc95" style:font-style-asian="italic" style:font-weight-asian="normal" style:font-style-complex="italic" style:font-weight-complex="normal"/>
    </style:style>
    <style:style style:name="P52" style:family="paragraph" style:parent-style-name="Standard">
      <style:text-properties officeooo:rsid="001ba746" officeooo:paragraph-rsid="00ccc052"/>
    </style:style>
    <style:style style:name="P53" style:family="paragraph" style:parent-style-name="Standard">
      <style:text-properties officeooo:rsid="00d6b20f" officeooo:paragraph-rsid="00d6b20f"/>
    </style:style>
    <style:style style:name="P54" style:family="paragraph" style:parent-style-name="Standard">
      <style:text-properties fo:font-style="normal" officeooo:rsid="00df434e" officeooo:paragraph-rsid="00df434e" style:font-style-asian="normal" style:font-style-complex="normal"/>
    </style:style>
    <style:style style:name="P55" style:family="paragraph" style:parent-style-name="Standard" style:list-style-name="L1">
      <style:text-properties officeooo:paragraph-rsid="00dc4579"/>
    </style:style>
    <style:style style:name="P56" style:family="paragraph" style:parent-style-name="Standard" style:list-style-name="L1">
      <style:text-properties fo:font-style="normal" officeooo:rsid="00def97f" officeooo:paragraph-rsid="00def97f" style:font-style-asian="normal" style:font-style-complex="normal"/>
    </style:style>
    <style:style style:name="P57" style:family="paragraph" style:parent-style-name="Standard" style:list-style-name="L1">
      <style:text-properties fo:font-style="normal" officeooo:rsid="00df434e" officeooo:paragraph-rsid="00df434e" style:font-style-asian="normal" style:font-style-complex="normal"/>
    </style:style>
    <style:style style:name="P58" style:family="paragraph" style:parent-style-name="Standard" style:list-style-name="L2">
      <style:text-properties officeooo:rsid="00d6b20f" officeooo:paragraph-rsid="00d6b20f"/>
    </style:style>
    <style:style style:name="P59" style:family="paragraph" style:parent-style-name="Standard" style:list-style-name="L2">
      <style:text-properties officeooo:rsid="00d87e0f" officeooo:paragraph-rsid="00d87e0f"/>
    </style:style>
    <style:style style:name="P60" style:family="paragraph" style:parent-style-name="Standard" style:list-style-name="L2">
      <style:text-properties officeooo:rsid="00d910da" officeooo:paragraph-rsid="00d910da"/>
    </style:style>
    <style:style style:name="P61" style:family="paragraph" style:parent-style-name="Standard" style:list-style-name="L2">
      <style:text-properties officeooo:rsid="00da7377" officeooo:paragraph-rsid="00da7377"/>
    </style:style>
    <style:style style:name="P62" style:family="paragraph" style:parent-style-name="Standard" style:list-style-name="L2">
      <style:text-properties officeooo:rsid="00dad8e8" officeooo:paragraph-rsid="00dad8e8"/>
    </style:style>
    <style:style style:name="P63" style:family="paragraph" style:parent-style-name="Standard" style:list-style-name="L3">
      <style:text-properties officeooo:rsid="000f5674" officeooo:paragraph-rsid="00bacc5d"/>
    </style:style>
    <style:style style:name="P64" style:family="paragraph" style:parent-style-name="Standard" style:list-style-name="L3">
      <style:text-properties officeooo:rsid="000f5674" officeooo:paragraph-rsid="00a1fc95"/>
    </style:style>
    <style:style style:name="P65" style:family="paragraph" style:parent-style-name="Standard">
      <style:text-properties officeooo:rsid="000f5674" officeooo:paragraph-rsid="00e55870"/>
    </style:style>
    <style:style style:name="P66" style:family="paragraph" style:parent-style-name="Standard">
      <style:text-properties officeooo:rsid="000f5674" officeooo:paragraph-rsid="00e5796c"/>
    </style:style>
    <style:style style:name="P67" style:family="paragraph" style:parent-style-name="Standard">
      <style:text-properties officeooo:rsid="000f5674" officeooo:paragraph-rsid="00a1fc95"/>
    </style:style>
    <style:style style:name="P68" style:family="paragraph" style:parent-style-name="Standard" style:list-style-name="L4">
      <style:text-properties officeooo:rsid="000f5674" officeooo:paragraph-rsid="00f7fbd9"/>
    </style:style>
    <style:style style:name="P69" style:family="paragraph" style:parent-style-name="Standard">
      <style:text-properties fo:font-weight="normal" officeooo:paragraph-rsid="00e8e117" style:font-weight-asian="normal" style:font-weight-complex="normal"/>
    </style:style>
    <style:style style:name="P70" style:family="paragraph" style:parent-style-name="Standard">
      <style:text-properties fo:font-weight="normal" officeooo:rsid="000f5674" officeooo:paragraph-rsid="00e8e117" style:font-weight-asian="normal" style:font-weight-complex="normal"/>
    </style:style>
    <style:style style:name="P71" style:family="paragraph" style:parent-style-name="Standard">
      <style:text-properties officeooo:rsid="001df552" officeooo:paragraph-rsid="00e55870"/>
    </style:style>
    <style:style style:name="P72" style:family="paragraph" style:parent-style-name="Standard">
      <style:text-properties officeooo:rsid="002023a5" officeooo:paragraph-rsid="00faa698"/>
    </style:style>
    <style:style style:name="P73" style:family="paragraph" style:parent-style-name="Standard">
      <style:text-properties officeooo:rsid="0025a224" officeooo:paragraph-rsid="00e55870"/>
    </style:style>
    <style:style style:name="P74" style:family="paragraph" style:parent-style-name="Standard">
      <style:text-properties fo:font-style="italic" officeooo:paragraph-rsid="00e55870" style:font-style-asian="italic" style:font-style-complex="italic"/>
    </style:style>
    <style:style style:name="P75" style:family="paragraph" style:parent-style-name="Standard">
      <style:text-properties fo:font-style="italic" officeooo:rsid="000f5674" officeooo:paragraph-rsid="00a1fc95" style:font-style-asian="italic" style:font-style-complex="italic"/>
    </style:style>
    <style:style style:name="P76" style:family="paragraph" style:parent-style-name="Standard">
      <style:text-properties fo:font-style="italic" officeooo:rsid="000f5674" officeooo:paragraph-rsid="00e55870" style:font-style-asian="italic" style:font-style-complex="italic"/>
    </style:style>
    <style:style style:name="P77" style:family="paragraph" style:parent-style-name="Standard">
      <style:text-properties fo:font-style="italic" fo:font-weight="normal" officeooo:rsid="0025a224" officeooo:paragraph-rsid="00e55870" style:font-style-asian="italic" style:font-weight-asian="normal" style:font-style-complex="italic" style:font-weight-complex="normal"/>
    </style:style>
    <style:style style:name="P78" style:family="paragraph" style:parent-style-name="Standard">
      <style:text-properties fo:font-weight="bold" officeooo:rsid="000f5674" officeooo:paragraph-rsid="00e55870" style:font-weight-asian="bold" style:font-weight-complex="bold"/>
    </style:style>
    <style:style style:name="P79" style:family="paragraph" style:parent-style-name="Standard">
      <style:text-properties fo:font-weight="bold" officeooo:rsid="000f5674" officeooo:paragraph-rsid="00e8e117" style:font-weight-asian="bold" style:font-weight-complex="bold"/>
    </style:style>
    <style:style style:name="P80" style:family="paragraph" style:parent-style-name="Standard">
      <style:text-properties fo:font-weight="bold" officeooo:rsid="000f5674" officeooo:paragraph-rsid="00efc8a3" style:font-weight-asian="bold" style:font-weight-complex="bold"/>
    </style:style>
    <style:style style:name="P81" style:family="paragraph" style:parent-style-name="Standard">
      <style:text-properties fo:font-weight="bold" officeooo:paragraph-rsid="00e8e117" style:font-weight-asian="bold" style:font-weight-complex="bold"/>
    </style:style>
    <style:style style:name="P82" style:family="paragraph" style:parent-style-name="Standard">
      <style:text-properties fo:font-weight="bold" officeooo:rsid="00efc8a3" officeooo:paragraph-rsid="00efc8a3" style:font-weight-asian="bold" style:font-weight-complex="bold"/>
    </style:style>
    <style:style style:name="P83" style:family="paragraph" style:parent-style-name="Standard">
      <style:text-properties officeooo:rsid="00e5f4cf" officeooo:paragraph-rsid="00e5f4cf"/>
    </style:style>
    <style:style style:name="P84" style:family="paragraph" style:parent-style-name="Standard">
      <style:text-properties officeooo:rsid="00e5f4cf" officeooo:paragraph-rsid="00e6872c"/>
    </style:style>
    <style:style style:name="P85" style:family="paragraph" style:parent-style-name="Standard">
      <style:text-properties officeooo:rsid="00e6872c" officeooo:paragraph-rsid="00e6872c"/>
    </style:style>
    <style:style style:name="P86" style:family="paragraph" style:parent-style-name="Standard">
      <style:text-properties style:text-underline-style="solid" style:text-underline-width="auto" style:text-underline-color="font-color" officeooo:rsid="00e5f4cf" officeooo:paragraph-rsid="00e5f4cf"/>
    </style:style>
    <style:style style:name="P87" style:family="paragraph" style:parent-style-name="Standard" style:list-style-name="L4">
      <style:text-properties style:font-name="Liberation Serif" fo:font-size="12pt" officeooo:rsid="00f4eb2b" officeooo:paragraph-rsid="00f4eb2b" style:font-size-asian="12pt" style:font-size-complex="12pt"/>
    </style:style>
    <style:style style:name="P88" style:family="paragraph" style:parent-style-name="Standard" style:list-style-name="L4">
      <style:text-properties style:font-name="Liberation Serif" fo:font-size="12pt" officeooo:rsid="002023a5" officeooo:paragraph-rsid="00f7fbd9" style:font-size-asian="12pt" style:font-size-complex="12pt"/>
    </style:style>
    <style:style style:name="P89" style:family="paragraph" style:parent-style-name="Standard">
      <style:paragraph-properties fo:margin-left="0cm" fo:margin-right="0cm" fo:text-align="start" style:justify-single-word="false" fo:text-indent="0cm" style:auto-text-indent="false"/>
    </style:style>
    <style:style style:name="P90"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91" style:family="paragraph" style:parent-style-name="Table_20_Contents">
      <style:text-properties officeooo:rsid="00ff7238" officeooo:paragraph-rsid="00ff7238"/>
    </style:style>
    <style:style style:name="P92" style:family="paragraph" style:parent-style-name="Table_20_Contents">
      <style:text-properties officeooo:rsid="0102b5b3" officeooo:paragraph-rsid="0102b5b3"/>
    </style:style>
    <style:style style:name="T1" style:family="text">
      <style:text-properties officeooo:rsid="001f2f12"/>
    </style:style>
    <style:style style:name="T2" style:family="text">
      <style:text-properties officeooo:rsid="0025360d"/>
    </style:style>
    <style:style style:name="T3" style:family="text">
      <style:text-properties officeooo:rsid="002665e6"/>
    </style:style>
    <style:style style:name="T4" style:family="text">
      <style:text-properties officeooo:rsid="00283aa4"/>
    </style:style>
    <style:style style:name="T5" style:family="text">
      <style:text-properties officeooo:rsid="00289897"/>
    </style:style>
    <style:style style:name="T6" style:family="text">
      <style:text-properties officeooo:rsid="002a26a5"/>
    </style:style>
    <style:style style:name="T7" style:family="text">
      <style:text-properties officeooo:rsid="002c021d"/>
    </style:style>
    <style:style style:name="T8" style:family="text">
      <style:text-properties officeooo:rsid="002f4c8b"/>
    </style:style>
    <style:style style:name="T9" style:family="text">
      <style:text-properties officeooo:rsid="002f5457"/>
    </style:style>
    <style:style style:name="T10" style:family="text">
      <style:text-properties officeooo:rsid="0031ee79"/>
    </style:style>
    <style:style style:name="T11" style:family="text">
      <style:text-properties officeooo:rsid="003d5429"/>
    </style:style>
    <style:style style:name="T12" style:family="text">
      <style:text-properties fo:font-weight="bold" style:font-weight-asian="bold" style:font-weight-complex="bold"/>
    </style:style>
    <style:style style:name="T13" style:family="text">
      <style:text-properties fo:font-weight="bold" officeooo:rsid="001f2f12" style:font-weight-asian="bold" style:font-weight-complex="bold"/>
    </style:style>
    <style:style style:name="T14" style:family="text">
      <style:text-properties fo:font-weight="bold" officeooo:rsid="00302bfa" style:font-weight-asian="bold" style:font-weight-complex="bold"/>
    </style:style>
    <style:style style:name="T15" style:family="text">
      <style:text-properties fo:font-weight="bold" officeooo:rsid="003eaceb" style:font-weight-asian="bold" style:font-weight-complex="bold"/>
    </style:style>
    <style:style style:name="T16" style:family="text">
      <style:text-properties fo:font-weight="bold" officeooo:rsid="00191029"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f2f12" style:font-weight-asian="normal" style:font-weight-complex="normal"/>
    </style:style>
    <style:style style:name="T19" style:family="text">
      <style:text-properties fo:font-weight="normal" officeooo:rsid="007ac1b2" style:font-weight-asian="normal" style:font-weight-complex="normal"/>
    </style:style>
    <style:style style:name="T20" style:family="text">
      <style:text-properties fo:font-weight="normal" officeooo:rsid="008c2774" style:font-weight-asian="normal" style:font-weight-complex="normal"/>
    </style:style>
    <style:style style:name="T21" style:family="text">
      <style:text-properties fo:font-weight="normal" officeooo:rsid="008c2947" style:font-weight-asian="normal" style:font-weight-complex="normal"/>
    </style:style>
    <style:style style:name="T22" style:family="text">
      <style:text-properties fo:font-weight="normal" officeooo:rsid="0019779e" style:font-weight-asian="normal" style:font-weight-complex="normal"/>
    </style:style>
    <style:style style:name="T23" style:family="text">
      <style:text-properties fo:font-weight="normal" officeooo:rsid="008e3f3f" style:font-weight-asian="normal" style:font-weight-complex="normal"/>
    </style:style>
    <style:style style:name="T24" style:family="text">
      <style:text-properties fo:font-weight="normal" officeooo:rsid="003eaceb" style:font-weight-asian="normal" style:font-weight-complex="normal"/>
    </style:style>
    <style:style style:name="T25" style:family="text">
      <style:text-properties officeooo:rsid="004dc6cc"/>
    </style:style>
    <style:style style:name="T26" style:family="text">
      <style:text-properties officeooo:rsid="005129e9"/>
    </style:style>
    <style:style style:name="T27" style:family="text">
      <style:text-properties officeooo:rsid="00545c39"/>
    </style:style>
    <style:style style:name="T28" style:family="text">
      <style:text-properties officeooo:rsid="0055498b"/>
    </style:style>
    <style:style style:name="T29" style:family="text">
      <style:text-properties officeooo:rsid="00566d11"/>
    </style:style>
    <style:style style:name="T30" style:family="text">
      <style:text-properties officeooo:rsid="005bcba8"/>
    </style:style>
    <style:style style:name="T31" style:family="text">
      <style:text-properties officeooo:rsid="0069840e"/>
    </style:style>
    <style:style style:name="T32" style:family="text">
      <style:text-properties officeooo:rsid="006f64ff"/>
    </style:style>
    <style:style style:name="T33" style:family="text">
      <style:text-properties officeooo:rsid="00700e83"/>
    </style:style>
    <style:style style:name="T34" style:family="text">
      <style:text-properties officeooo:rsid="00191029"/>
    </style:style>
    <style:style style:name="T35" style:family="text">
      <style:text-properties officeooo:rsid="0071d06d"/>
    </style:style>
    <style:style style:name="T36" style:family="text">
      <style:text-properties officeooo:rsid="0073bc9c"/>
    </style:style>
    <style:style style:name="T37" style:family="text">
      <style:text-properties officeooo:rsid="0078c377"/>
    </style:style>
    <style:style style:name="T38" style:family="text">
      <style:text-properties officeooo:rsid="008a24bd"/>
    </style:style>
    <style:style style:name="T39" style:family="text">
      <style:text-properties officeooo:rsid="008a6234"/>
    </style:style>
    <style:style style:name="T40" style:family="text">
      <style:text-properties officeooo:rsid="008a9493"/>
    </style:style>
    <style:style style:name="T41" style:family="text">
      <style:text-properties officeooo:rsid="008b97e5"/>
    </style:style>
    <style:style style:name="T42" style:family="text">
      <style:text-properties officeooo:rsid="008d0a84"/>
    </style:style>
    <style:style style:name="T43" style:family="text">
      <style:text-properties officeooo:rsid="008e3f3f"/>
    </style:style>
    <style:style style:name="T44" style:family="text">
      <style:text-properties officeooo:rsid="003eaceb"/>
    </style:style>
    <style:style style:name="T45" style:family="text">
      <style:text-properties officeooo:rsid="0093c35f"/>
    </style:style>
    <style:style style:name="T46" style:family="text">
      <style:text-properties officeooo:rsid="0019779e"/>
    </style:style>
    <style:style style:name="T47" style:family="text">
      <style:text-properties officeooo:rsid="001ae5f6"/>
    </style:style>
    <style:style style:name="T48" style:family="text">
      <style:text-properties officeooo:rsid="00a1fc95"/>
    </style:style>
    <style:style style:name="T49" style:family="text">
      <style:text-properties officeooo:rsid="00a50c98"/>
    </style:style>
    <style:style style:name="T50" style:family="text">
      <style:text-properties officeooo:rsid="00a97805"/>
    </style:style>
    <style:style style:name="T51" style:family="text">
      <style:text-properties officeooo:rsid="00bc5af4"/>
    </style:style>
    <style:style style:name="T52" style:family="text">
      <style:text-properties officeooo:rsid="00bf037c"/>
    </style:style>
    <style:style style:name="T53" style:family="text">
      <style:text-properties officeooo:rsid="00bfcc30"/>
    </style:style>
    <style:style style:name="T54" style:family="text">
      <style:text-properties officeooo:rsid="00d87e0f"/>
    </style:style>
    <style:style style:name="T55" style:family="text">
      <style:text-properties officeooo:rsid="00dc4579"/>
    </style:style>
    <style:style style:name="T56" style:family="text">
      <style:text-properties fo:font-style="normal" officeooo:rsid="00dc4579" style:font-style-asian="normal" style:font-style-complex="normal"/>
    </style:style>
    <style:style style:name="T57" style:family="text">
      <style:text-properties fo:font-style="normal" officeooo:rsid="00dd8db4" style:font-style-asian="normal" style:font-style-complex="normal"/>
    </style:style>
    <style:style style:name="T58" style:family="text">
      <style:text-properties officeooo:rsid="00e0f655"/>
    </style:style>
    <style:style style:name="T59" style:family="text">
      <style:text-properties officeooo:rsid="001fe632"/>
    </style:style>
    <style:style style:name="T60" style:family="text">
      <style:text-properties officeooo:rsid="001df552"/>
    </style:style>
    <style:style style:name="T61" style:family="text">
      <style:text-properties officeooo:rsid="000f5674"/>
    </style:style>
    <style:style style:name="T62" style:family="text">
      <style:text-properties fo:color="#000000" style:font-name="Monospace" fo:font-size="10pt" style:font-size-asian="10pt"/>
    </style:style>
    <style:style style:name="T63" style:family="text">
      <style:text-properties fo:color="#000000" style:font-name="Monospace" fo:font-size="10pt" officeooo:rsid="00e6724a" style:font-size-asian="10pt"/>
    </style:style>
    <style:style style:name="T64" style:family="text">
      <style:text-properties fo:color="#000000" style:font-name="Monospace" fo:font-size="10pt" fo:background-color="#e8f2fe" loext:char-shading-value="0" style:font-size-asian="10pt"/>
    </style:style>
    <style:style style:name="T65" style:family="text">
      <style:text-properties fo:color="#000000" style:font-name="Monospace" fo:font-size="15pt" style:font-size-asian="15pt"/>
    </style:style>
    <style:style style:name="T66" style:family="text">
      <style:text-properties fo:color="#000000"/>
    </style:style>
    <style:style style:name="T67" style:family="text">
      <style:text-properties fo:color="#000000" officeooo:rsid="00f53c6b"/>
    </style:style>
    <style:style style:name="T68" style:family="text">
      <style:text-properties fo:color="#000000" officeooo:rsid="00f7fbd9"/>
    </style:style>
    <style:style style:name="T69" style:family="text">
      <style:text-properties fo:color="#646464" style:font-name="Monospace" fo:font-size="10pt" style:font-size-asian="10pt"/>
    </style:style>
    <style:style style:name="T70" style:family="text">
      <style:text-properties fo:color="#7f0055" style:font-name="Monospace" fo:font-size="10pt" fo:font-weight="bold" style:font-size-asian="10pt" style:font-weight-asian="bold"/>
    </style:style>
    <style:style style:name="T71" style:family="text">
      <style:text-properties fo:color="#7f0055" style:font-name="Monospace" fo:font-size="10pt" fo:font-weight="bold" fo:background-color="#e8f2fe" loext:char-shading-value="0" style:font-size-asian="10pt" style:font-weight-asian="bold"/>
    </style:style>
    <style:style style:name="T72" style:family="text">
      <style:text-properties fo:color="#6a3e3e" style:font-name="Monospace" fo:font-size="10pt" style:font-size-asian="10pt"/>
    </style:style>
    <style:style style:name="T73" style:family="text">
      <style:text-properties fo:color="#0000c0" style:font-name="Monospace" fo:font-size="10pt" fo:font-style="italic" style:font-size-asian="10pt" style:font-style-asian="italic"/>
    </style:style>
    <style:style style:name="T74" style:family="text">
      <style:text-properties fo:color="#0000c0" style:font-name="Monospace" fo:font-size="10pt" fo:font-style="italic" fo:font-weight="bold" style:font-size-asian="10pt" style:font-style-asian="italic" style:font-weight-asian="bold"/>
    </style:style>
    <style:style style:name="T75" style:family="text">
      <style:text-properties fo:color="#0000c0" style:font-name="Monospace" fo:font-size="10pt" fo:font-style="italic" fo:font-weight="bold" fo:background-color="#e8f2fe" loext:char-shading-value="0" style:font-size-asian="10pt" style:font-style-asian="italic" style:font-weight-asian="bold"/>
    </style:style>
    <style:style style:name="T76" style:family="text">
      <style:text-properties fo:color="#0000c0" style:font-name="Monospace" fo:font-size="10pt" style:font-size-asian="10pt"/>
    </style:style>
    <style:style style:name="T77" style:family="text">
      <style:text-properties officeooo:rsid="00ecd9e3"/>
    </style:style>
    <style:style style:name="T78" style:family="text">
      <style:text-properties officeooo:rsid="00faa698"/>
    </style:style>
    <style:style style:name="T79" style:family="text">
      <style:text-properties officeooo:rsid="00fb476e"/>
    </style:style>
    <style:style style:name="fr1" style:family="graphic" style:parent-style-name="Graphics">
      <style:graphic-properties fo:padding="0.049cm" fo:border="0.06pt solid #000000"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307 Assignment: 2</text:p>
      <text:p text:style-name="P1">Name: Karu Skipper</text:p>
      <text:p text:style-name="P1">ID: 300417869</text:p>
      <text:p text:style-name="P36">Part 1: Neural Networks for Classification [30 marks]</text:p>
      <text:p text:style-name="P3"><text:a xlink:type="simple" xlink:href="https://github.com/Kayskip/Neural-Networks-for-Classification" text:style-name="Internet_20_link" text:visited-style-name="Visited_20_Internet_20_Link">https://github.com/Kayskip/Neural-Networks-for-Classification</text:a></text:p>
      <text:p text:style-name="P3"/>
      <text:p text:style-name="P50">Why I choose this package:</text:p>
      <text:list xml:id="list1884598888" text:style-name="L1">
        <text:list-item>
          <text:p text:style-name="P55"><text:span text:style-name="T56">To begin, the </text:span><text:span text:style-name="T57">BPNN</text:span><text:span text:style-name="T56"> package was the most compatable with my home operating system (Linux). The </text:span>JOONE <text:span text:style-name="T55">package seemed to be buggy on my system and the </text:span>SNNS <text:span text:style-name="T55">package was not supported for Linux. </text:span></text:p>
        </text:list-item>
        <text:list-item>
          <text:p text:style-name="P56">The code was very easy to read and the documentation was very helpful for understanding how the program worked.</text:p>
        </text:list-item>
        <text:list-item>
          <text:p text:style-name="P57">It was extremely easy <text:span text:style-name="T58">and obvious</text:span> to change learning parameters in this program.</text:p>
        </text:list-item>
      </text:list>
      <text:p text:style-name="P54"/>
      <text:p text:style-name="P46">1. Determine and report the network architecture, including the number of input nodes, the number of output nodes, the number of hidden nodes (assume only one hidden layer is used here). Describe the rationale of your choice.</text:p>
      <text:p text:style-name="P2"/>
      <text:p text:style-name="P18">I have included an output.txt file of my results from the bpnn.</text:p>
      <text:p text:style-name="P18"/>
      <text:p text:style-name="P15">Number of layers: 3</text:p>
      <text:p text:style-name="P15">Units in input layer: 4</text:p>
      <text:p text:style-name="P15">Units in hidden layer: 3</text:p>
      <text:p text:style-name="P15">Units in output layer: 3</text:p>
      <text:p text:style-name="P4"/>
      <text:p text:style-name="P6">We will assume that only <text:span text:style-name="T12">one hidden layer</text:span> is used in this assignment, <text:span text:style-name="T1">this results in </text:span><text:span text:style-name="T13">1 input layer, 1 hidden layer </text:span><text:span text:style-name="T18">and</text:span><text:span text:style-name="T13"> 1 output layer</text:span><text:span text:style-name="T1">. <text:s/>Any higher than this will result in a larger amount of epochs, which is unessarily more difficult to handle. I have chosen 3 output nodes based off the 3 different iris flower classes: Veriscolour, Setosa and Virginica. I have chosen </text:span><text:span text:style-name="T15">4 input layers</text:span><text:span text:style-name="T44"> based of the iris flower attributes: </text:span><text:span text:style-name="T15">sepal length</text:span><text:span text:style-name="T24">,</text:span><text:span text:style-name="T15"> sepal width</text:span><text:span text:style-name="T24">,</text:span><text:span text:style-name="T15"> pedal length </text:span><text:span text:style-name="T24">and</text:span><text:span text:style-name="T15"> pedal width</text:span><text:span text:style-name="T44">. Using all the attributes of the flower as inputs will increase the accuracy of our output.</text:span></text:p>
      <text:p text:style-name="P2"/>
      <text:p text:style-name="P46">2. Determine the learning parameters, including the <text:span text:style-name="T12">learning rate</text:span>, <text:span text:style-name="T12">momentum</text:span>, <text:span text:style-name="T12">initial weight ranges</text:span>, and any other parameters you used. Describe the rationale of your choice.</text:p>
      <text:p text:style-name="P2"/>
      <text:p text:style-name="P14"><text:s/><text:span text:style-name="T9">epsilon</text:span> = 0.<text:span text:style-name="T8">2</text:span>; <text:s text:c="6"/></text:p>
      <text:p text:style-name="P14"><text:s/>momentum = 0.0; </text:p>
      <text:p text:style-name="P14"><text:s/>range = 0.1;</text:p>
      <text:p text:style-name="P14"><text:s/>ecrit = 0.03;</text:p>
      <text:p text:style-name="P2"/>
      <text:p text:style-name="P7"><text:span text:style-name="T2">As described in the lectures, a good</text:span> starting point for the <text:span text:style-name="T14">epsilon</text:span> is 0.2, if the weights seem to diverge then decreasing the <text:span text:style-name="T10">epsilon</text:span> is a good way to obtain the learning rate for your <text:span text:style-name="T45">N</text:span>eural <text:span text:style-name="T45">N</text:span>etwork. <text:span text:style-name="T3">In this case I have defaulted the epsilon at 0.2.</text:span></text:p>
      <text:p text:style-name="P8"/>
      <text:p text:style-name="P12"><text:span text:style-name="T12">Momentum</text:span> has <text:span text:style-name="T7">been defualted at 0.0. Changing this did not affect the output or accuracy of my results. <text:s/>Momentum helps your Neural Network to find the global minimum, if this momentum is too small then your neural network may settle for a minimum that is not the global minimum. Having this momentum altered did not seem to affect the accuracy of the network.</text:span></text:p>
      <text:p text:style-name="P11"/>
      <text:p text:style-name="P10"><text:soft-page-break/><text:span text:style-name="T12">Range</text:span> was <text:span text:style-name="T6">changed to </text:span>0.1 as <text:span text:style-name="T4">increasing</text:span> this <text:span text:style-name="T4">allowed for more errors in the output</text:span>, <text:span text:style-name="T5">this meant</text:span> a random value to be chosen between -0.<text:span text:style-name="T4">1</text:span> and 0.<text:span text:style-name="T4">1</text:span>. <text:span text:style-name="T11">However this change was not as significant as predicted, this maybe due to the fact that the weights change immediately as you train the network.</text:span></text:p>
      <text:p text:style-name="P9"/>
      <text:p text:style-name="P13"><text:span text:style-name="T12">Ecrit </text:span><text:span text:style-name="T19">(Critical Error)</text:span> has been left at its default value as increasing this value increased the room for errors in the output. Decreasing this slightly below 0.<text:span text:style-name="T27">03</text:span> did not affect any results, therefor I have left it in its current state. </text:p>
      <text:p text:style-name="P2"/>
      <text:p text:style-name="P2"/>
      <text:p text:style-name="P2"/>
      <text:p text:style-name="P46">3. Determine your network training termination criteria. Describe the rationale of your decision.</text:p>
      <text:p text:style-name="P2"/>
      <text:p text:style-name="P16"><text:span text:style-name="T25">Termination</text:span> classification accuracy: 101.0%</text:p>
      <text:p text:style-name="P16">Critical error: 0.0<text:span text:style-name="T28">3</text:span></text:p>
      <text:p text:style-name="P23"/>
      <text:p text:style-name="P24">I have set the classification error <text:span text:style-name="T30">(mse)</text:span> to 101.0% so the criteria is never met. Instead I have set the critical error <text:span text:style-name="T26">(ecrit) </text:span>to 0.0<text:span text:style-name="T29">3</text:span> to be satisfied instead. </text:p>
      <text:p text:style-name="P19"/>
      <text:p text:style-name="P46">4. Report your results (average results of 10 independent experiment runs with different random seeds) on both the training set and the test set. Analyse your results and make your conclusions.</text:p>
      <text:p text:style-name="P26"/>
      <text:p text:style-name="P30">1)</text:p>
      <text:p text:style-name="P29">Mean squared error for test data: 0.052</text:p>
      <text:p text:style-name="P29">Number of incorrect classifications: 4/75</text:p>
      <text:p text:style-name="P29"/>
      <text:p text:style-name="P30">2)</text:p>
      <text:p text:style-name="P28">Mean squared error for test data: 0.057</text:p>
      <text:p text:style-name="P28">Number of incorrect classifications: 5/75</text:p>
      <text:p text:style-name="P28"/>
      <text:p text:style-name="P30">3)</text:p>
      <text:p text:style-name="P28">Mean squared error for test data: 0.055</text:p>
      <text:p text:style-name="P28">Number of incorrect classifications: 4/75</text:p>
      <text:p text:style-name="P28"/>
      <text:p text:style-name="P30">4)</text:p>
      <text:p text:style-name="P28">Mean squared error for test data: 0.053</text:p>
      <text:p text:style-name="P28">Number of incorrect classifications: 4/75</text:p>
      <text:p text:style-name="P28"/>
      <text:p text:style-name="P30">5)</text:p>
      <text:p text:style-name="P27">Mean squared error for test data: 0.058</text:p>
      <text:p text:style-name="P27">Number of incorrect classifications: 5/75</text:p>
      <text:p text:style-name="P27"/>
      <text:p text:style-name="P30">6)</text:p>
      <text:p text:style-name="P27">Mean squared error for test data: 0.057</text:p>
      <text:p text:style-name="P27">Number of incorrect classifications: 5/75</text:p>
      <text:p text:style-name="P27"/>
      <text:p text:style-name="P30">7)</text:p>
      <text:p text:style-name="P27">Mean squared error for test data: 0.051</text:p>
      <text:p text:style-name="P27">Number of incorrect classifications: 4/75</text:p>
      <text:p text:style-name="P27"/>
      <text:p text:style-name="P30">8)</text:p>
      <text:p text:style-name="P27">Mean squared error for test data: 0.054</text:p>
      <text:p text:style-name="P27">Number of incorrect classifications: 4/75</text:p>
      <text:p text:style-name="P27"><text:soft-page-break/></text:p>
      <text:p text:style-name="P30">9)</text:p>
      <text:p text:style-name="P27">Mean squared error for test data: 0.056</text:p>
      <text:p text:style-name="P27">Number of incorrect classifications: 5/75</text:p>
      <text:p text:style-name="P27"/>
      <text:p text:style-name="P30">10<text:span text:style-name="T31">)</text:span></text:p>
      <text:p text:style-name="P27">Mean squared error for test data: 0.053</text:p>
      <text:p text:style-name="P27">Number of incorrect classifications: 4/75</text:p>
      <text:p text:style-name="P27"/>
      <text:p text:style-name="P27"/>
      <text:p text:style-name="P27"/>
      <text:p text:style-name="P33">RESULTS:</text:p>
      <text:p text:style-name="P20"><text:span text:style-name="T32">Mean squared error for all tests: </text:span>0.0546</text:p>
      <text:p text:style-name="P32">Number of incorrect classifications: 4.4/<text:span text:style-name="T33">75</text:span></text:p>
      <text:p text:style-name="P31"/>
      <text:p text:style-name="P31"><text:span text:style-name="T35">From the results above,</text:span> the network averaged 4.4/75 incorrect classifications. <text:span text:style-name="T36">Which is around</text:span> <text:span text:style-name="T16">94.133% accuracy</text:span><text:span text:style-name="T34">.</text:span></text:p>
      <text:p text:style-name="P2"/>
      <text:p text:style-name="P46">5. (optional/bonus) Compare the performance of this method (neural networks) and the nearest neighbour methods.</text:p>
      <text:p text:style-name="P2"/>
      <text:p text:style-name="P34">Using the same iris-test and iris-training data I ran the k-nearest-neighbour algorithm and recieved these results:</text:p>
      <text:p text:style-name="P34"/>
      <text:p text:style-name="P21"><text:span text:style-name="T37">T</text:span>raining data accurac<text:span text:style-name="T39">y</text:span> = 93.3%</text:p>
      <text:p text:style-name="P21"><text:span text:style-name="T37">Testing</text:span> data accuracy = 92.<text:span text:style-name="T38">0</text:span>%</text:p>
      <text:p text:style-name="P35"/>
      <text:p text:style-name="P40">The key difference <text:span text:style-name="T42">is</text:span> that the <text:span text:style-name="T42">N</text:span>eural <text:span text:style-name="T42">N</text:span>etwork starts with random weights every time, <text:span text:style-name="T42">providing</text:span> variance between each execution of the algorithm. Overall the <text:span text:style-name="T40">N</text:span>eural <text:span text:style-name="T40">N</text:span>etwork <text:span text:style-name="T40">performed</text:span> better than the k-<text:span text:style-name="T43">N</text:span>earest-<text:span text:style-name="T43">Neighbour</text:span> <text:span text:style-name="T41">by 2% on the testing data set. </text:span><text:span text:style-name="T20">The N</text:span><text:span text:style-name="T17">eural </text:span><text:span text:style-name="T20">N</text:span><text:span text:style-name="T17">etwork on average took </text:span><text:span text:style-name="T20">around </text:span><text:span text:style-name="T17">208 epochs to learn the training data set. Where as for the k-</text:span><text:span text:style-name="T23">N</text:span><text:span text:style-name="T17">earest-</text:span><text:span text:style-name="T23">N</text:span><text:span text:style-name="T17">eighbor it has a complexity of O(n^2). This results in the neural network having a much </text:span><text:span text:style-name="T21">better</text:span><text:span text:style-name="T17"> effeciency than that of the k-nearest-neighbor algorith</text:span><text:span text:style-name="T22">m.</text:span></text:p>
      <text:p text:style-name="P25"/>
      <text:p text:style-name="P37">Part 2: Genetic Programming for Symbolic Regression <text:span text:style-name="T48">[30 Marks]</text:span></text:p>
      <text:p text:style-name="P5"><text:a xlink:type="simple" xlink:href="https://github.com/Kayskip/Genetic-Programming-for-Symbolic-Regression" text:style-name="Internet_20_link" text:visited-style-name="Visited_20_Internet_20_Link">https://github.com/Kayskip/Genetic-Programming-for-Symbolic-Regression</text:a></text:p>
      <text:p text:style-name="P53"/>
      <text:p text:style-name="P49">Why I choose this package:</text:p>
      <text:list xml:id="list4031962015" text:style-name="L2">
        <text:list-item>
          <text:p text:style-name="P58">I had planned to write the code in Java as it is the language I am most comfortable with. It made sense for me to use this package because of <text:span text:style-name="T54">it </text:span>being a Java implementation.</text:p>
        </text:list-item>
        <text:list-item>
          <text:p text:style-name="P59">You see a visual output: “best solution.png” as well as a written output: “log4j_jgap.log”</text:p>
        </text:list-item>
        <text:list-item>
          <text:p text:style-name="P60">This package came with jgpa_examples.jar which contained a good starting point for writing my program.</text:p>
        </text:list-item>
        <text:list-item>
          <text:p text:style-name="P61">This package came with JavaDocs, which I am also familiar with using. Meaning I was able to use the package a lot easier.</text:p>
        </text:list-item>
        <text:list-item>
          <text:p text:style-name="P62">Package came with a significant amount of helpful classes/methods which I used in my program</text:p>
        </text:list-item>
      </text:list>
      <text:p text:style-name="P53"/>
      <text:p text:style-name="P51">1. Determine a good terminal set for this task.</text:p>
      <text:p text:style-name="P5"/>
      <text:p text:style-name="P5">• Variable ‘X’</text:p>
      <text:p text:style-name="P5">• Terminal <text:span text:style-name="T49">(Random Integer between min and max value, I have set this to two and ten)</text:span></text:p>
      <text:p text:style-name="P5"><text:soft-page-break/></text:p>
      <text:p text:style-name="P22">(Image <text:span text:style-name="T52">of Terminal constructor </text:span>extracted from <text:span text:style-name="T53">JGAP</text:span> javadoc)</text:p>
      <text:p text:style-name="P5"><draw:frame draw:style-name="fr1" draw:name="Image2" text:anchor-type="paragraph" svg:width="17cm" svg:height="0.656cm" draw:z-index="0"><draw:image xlink:href="Pictures/10000201000003D800000026B90C55BA65D34639.png" xlink:type="simple" xlink:show="embed" xlink:actuate="onLoad" loext:mime-type="image/png"/></draw:frame></text:p>
      <text:p text:style-name="P51">2. Determine a good function set for this task.</text:p>
      <text:p text:style-name="P17"/>
      <text:p text:style-name="P81"><text:span text:style-name="T61">Function Set: </text:span></text:p>
      <text:p text:style-name="P69"/>
      <text:p text:style-name="P70"><text:span text:style-name="T70">new</text:span><text:span text:style-name="T62"> Pow(</text:span><text:span text:style-name="T70">this</text:span><text:span text:style-name="T62">.</text:span><text:span text:style-name="T76">config</text:span><text:span text:style-name="T62">, CommandGene.</text:span><text:span text:style-name="T74">DoubleClass</text:span><text:span text:style-name="T62">),</text:span></text:p>
      <text:p text:style-name="P89"><text:span text:style-name="T70">new</text:span><text:span text:style-name="T62"> Multiply(</text:span><text:span text:style-name="T70">this</text:span><text:span text:style-name="T62">.</text:span><text:span text:style-name="T76">config</text:span><text:span text:style-name="T62">, CommandGene.</text:span><text:span text:style-name="T74">DoubleClass</text:span><text:span text:style-name="T62">),</text:span></text:p>
      <text:p text:style-name="P89"><text:span text:style-name="T70">new</text:span><text:span text:style-name="T62"> Add(</text:span><text:span text:style-name="T70">this</text:span><text:span text:style-name="T62">.</text:span><text:span text:style-name="T76">config</text:span><text:span text:style-name="T62">, CommandGene.</text:span><text:span text:style-name="T74">DoubleClass</text:span><text:span text:style-name="T62">),</text:span></text:p>
      <text:p text:style-name="P89"><text:span text:style-name="T70">new</text:span><text:span text:style-name="T62"> Divide(</text:span><text:span text:style-name="T70">this</text:span><text:span text:style-name="T62">.</text:span><text:span text:style-name="T76">config</text:span><text:span text:style-name="T62">, CommandGene.</text:span><text:span text:style-name="T74">DoubleClass</text:span><text:span text:style-name="T62">),</text:span></text:p>
      <text:p text:style-name="P89"><text:span text:style-name="T70">new</text:span><text:span text:style-name="T62"> Subtract(</text:span><text:span text:style-name="T70">this</text:span><text:span text:style-name="T62">.</text:span><text:span text:style-name="T76">config</text:span><text:span text:style-name="T62">, CommandGene.</text:span><text:span text:style-name="T74">DoubleClass</text:span><text:span text:style-name="T62">),</text:span></text:p>
      <text:p text:style-name="P70"><text:span text:style-name="T70">new</text:span><text:span text:style-name="T62"> Terminal(</text:span><text:span text:style-name="T70">this</text:span><text:span text:style-name="T62">.</text:span><text:span text:style-name="T76">config</text:span><text:span text:style-name="T62">, CommandGene.</text:span><text:span text:style-name="T74">DoubleClass</text:span><text:span text:style-name="T62">, 2.0d, 10.0d, </text:span><text:span text:style-name="T70">true</text:span><text:span text:style-name="T62">) } };</text:span></text:p>
      <text:p text:style-name="P79"><text:span text:style-name="T62"/></text:p>
      <text:p text:style-name="P5">• <text:span text:style-name="T50">Power</text:span></text:p>
      <text:p text:style-name="P5">• <text:span text:style-name="T50">Multiply</text:span></text:p>
      <text:p text:style-name="P5">• <text:span text:style-name="T50">Add</text:span></text:p>
      <text:p text:style-name="P5">• <text:span text:style-name="T50">Divide</text:span></text:p>
      <text:p text:style-name="P5">• <text:span text:style-name="T50">Subtract</text:span></text:p>
      <text:p text:style-name="P5"/>
      <text:p text:style-name="P51">3. Construct a good fitness function and describe it using plain language (and mathematical formula, or other formats you think appropriate)</text:p>
      <text:p text:style-name="P5"/>
      <text:p text:style-name="P41">To evaluate the performance of a program in Genetic programming, you need a fitness function. <text:span text:style-name="T47">I created a fitness function that iterates through all inputs (20). for every input it runs the program and gives a result. This result is then compared with the true result value and the difference between the two is take as the fitness value. This is then average over every input x to give the average fitness value. The lower the fitness value the better.</text:span></text:p>
      <text:p text:style-name="P47">4. Describe the relevant parameter values and the stopping criteria you used.</text:p>
      <text:p text:style-name="P47"/>
      <text:p text:style-name="P5"><text:span text:style-name="T62"><text:tab/> <text:s text:c="5"/></text:span><text:span text:style-name="T70">this</text:span><text:span text:style-name="T62">.</text:span><text:span text:style-name="T76">config</text:span><text:span text:style-name="T62">.setMaxCrossoverDepth(8);</text:span></text:p>
      <text:p text:style-name="P89"><text:span text:style-name="T62"><text:tab/><text:tab/></text:span><text:span text:style-name="T70">this</text:span><text:span text:style-name="T62">.</text:span><text:span text:style-name="T76">config</text:span><text:span text:style-name="T62">.setMaxInitDepth(4);</text:span></text:p>
      <text:p text:style-name="P89"><text:span text:style-name="T62"><text:tab/><text:tab/></text:span><text:span text:style-name="T70">this</text:span><text:span text:style-name="T62">.</text:span><text:span text:style-name="T76">config</text:span><text:span text:style-name="T62">.setPopulationSize(1000);</text:span></text:p>
      <text:p text:style-name="P89"><text:span text:style-name="T62"><text:tab/><text:tab/></text:span><text:span text:style-name="T70">this</text:span><text:span text:style-name="T62">.</text:span><text:span text:style-name="T76">config</text:span><text:span text:style-name="T62">.setStrictProgramCreation(</text:span><text:span text:style-name="T70">true</text:span><text:span text:style-name="T62">);</text:span></text:p>
      <text:p text:style-name="P89"><text:span text:style-name="T62"><text:tab/><text:tab/></text:span><text:span text:style-name="T70">this</text:span><text:span text:style-name="T62">.</text:span><text:span text:style-name="T76">config</text:span><text:span text:style-name="T62">.setReproductionProb(0.2f);</text:span></text:p>
      <text:p text:style-name="P89"><text:span text:style-name="T62"><text:tab/><text:tab/></text:span><text:span text:style-name="T70">this</text:span><text:span text:style-name="T62">.</text:span><text:span text:style-name="T76">config</text:span><text:span text:style-name="T62">.setCrossoverProb(0.9f);</text:span></text:p>
      <text:p text:style-name="P5"><text:span text:style-name="T62"><text:tab/><text:tab/></text:span><text:span text:style-name="T70">this</text:span><text:span text:style-name="T62">.</text:span><text:span text:style-name="T76">config</text:span><text:span text:style-name="T62">.setMutationProb(35.0f);</text:span></text:p>
      <text:p text:style-name="P5"><text:span text:style-name="T62"/></text:p>
      <text:list xml:id="list3199993503" text:style-name="L3">
        <text:list-item>
          <text:p text:style-name="P63">Max Crossover Depth: <text:span text:style-name="T51">(</text:span>8.<text:span text:style-name="T51">0)</text:span></text:p>
        </text:list-item>
        <text:list-item>
          <text:p text:style-name="P64">Max Init Depth : <text:span text:style-name="T51">(</text:span>4.<text:span text:style-name="T51">0)</text:span></text:p>
        </text:list-item>
        <text:list-item>
          <text:p text:style-name="P64">Population Size: <text:span text:style-name="T51">(</text:span>1000<text:span text:style-name="T51">)</text:span></text:p>
        </text:list-item>
        <text:list-item>
          <text:p text:style-name="P64">Strict Program Creation: <text:span text:style-name="T51">(</text:span>true<text:span text:style-name="T51">)</text:span></text:p>
        </text:list-item>
        <text:list-item>
          <text:p text:style-name="P63">Reproduction Prob: <text:span text:style-name="T51">(</text:span>0.2<text:span text:style-name="T51">)</text:span></text:p>
        </text:list-item>
        <text:list-item>
          <text:p text:style-name="P64">Crossover Prob: <text:span text:style-name="T51">(</text:span>0.9<text:span text:style-name="T51">)</text:span></text:p>
        </text:list-item>
        <text:list-item>
          <text:p text:style-name="P64">Mutation Prob: <text:span text:style-name="T51">(</text:span>35.0<text:span text:style-name="T51">)</text:span></text:p>
        </text:list-item>
      </text:list>
      <text:p text:style-name="P5"/>
      <text:p text:style-name="P5"/>
      <text:p text:style-name="P52">I set the maximum initial depth to 4 as this is the default for most GP programs, as it is a solid starting point. </text:p>
      <text:p text:style-name="P52"/>
      <text:p text:style-name="P43">1000 was a good population size for this problem as it is not an entirely large population but is not entirely small either in comparison to other GP programs.</text:p>
      <text:p text:style-name="P52"/>
      <text:p text:style-name="P42"><text:soft-page-break/>Having an incorrect crossover depth can lead to bad result but I found 8 to work quite well, with the crossover probabilty being 0.9.</text:p>
      <text:p text:style-name="P42"/>
      <text:p text:style-name="P42">A mutation probability of 35 was found by luck, I found there to be not much room for error infinding this value and that having a number slightly higher or lower than 35 yeilded in negative results.</text:p>
      <text:p text:style-name="P42"/>
      <text:p text:style-name="P42">0.2 was a good choice for the reporduction probability as this allows for more variation in the gene pool for the next generation.</text:p>
      <text:p text:style-name="P42"/>
      <text:p text:style-name="P48">5. List three different best programs evolved by GP and the fitness value of them (you need to run your GP system several times with different random seeds and report the best programs of the runs).</text:p>
      <text:p text:style-name="P17"/>
      <text:p text:style-name="P17">Termination Criteria:</text:p>
      <text:p text:style-name="P5"/>
      <text:p text:style-name="P5">Max Evolutions: 1000</text:p>
      <text:p text:style-name="P5">Minimum Acceptable Error: 0.001 (0.1%)</text:p>
      <text:p text:style-name="P5"/>
      <text:p text:style-name="P44">The maximum evolutions was never reached, and an error 0.1 percent </text:p>
      <text:p text:style-name="P44"/>
      <text:p text:style-name="P5">Q<text:span text:style-name="T46">5) List three different best programs evolved by GP</text:span></text:p>
      <text:p text:style-name="P5"/>
      <text:p text:style-name="P45">Trial 1</text:p>
      <text:p text:style-name="P45">Evolutions 59</text:p>
      <text:p text:style-name="P45">Fitness 0.00</text:p>
      <text:p text:style-name="P45">(4/4)+(((X*X)-X)*((*X)-X))</text:p>
      <text:p text:style-name="P45"/>
      <text:p text:style-name="P45">Trial 2</text:p>
      <text:p text:style-name="P45">Evolutions 137</text:p>
      <text:p text:style-name="P45">Fitness 0.00</text:p>
      <text:p text:style-name="P45">(X*X)+((X*(X(X(((X*X)-X)-X)))+(3.0-2.0))</text:p>
      <text:p text:style-name="P45"/>
      <text:p text:style-name="P45">Trial 3</text:p>
      <text:p text:style-name="P45">Evolutions 60</text:p>
      <text:p text:style-name="P45">fitness 0.00</text:p>
      <text:p text:style-name="P45">((X*X)+(4.0/4.0))+((((X*X)-X)-X)*(X*X))</text:p>
      <text:p text:style-name="P45"/>
      <text:p text:style-name="P45">Trial 3 would be the best function with the exanded form y = x4 - 2x3 + x2 + 1</text:p>
      <text:p text:style-name="P5"/>
      <text:p text:style-name="P38"/>
      <text:p text:style-name="P39">Part 3: Genetic Programming for Classification [40 marks]</text:p>
      <text:p text:style-name="P39"/>
      <text:p text:style-name="P74"><text:span text:style-name="T60">1. </text:span>Determine a good terminal set for this task.</text:p>
      <text:p text:style-name="P71"/>
      <text:p text:style-name="P78">Terminal Set:</text:p>
      <text:p text:style-name="P66">• Terminal <text:span text:style-name="T49">(Random Integer between min and max value, I have set this to two and ten)</text:span></text:p>
      <text:p text:style-name="P65">• Patient Attributes</text:p>
      <text:p text:style-name="P65"/>
      <text:p text:style-name="P78">Patient Attributes:</text:p>
      <text:p text:style-name="P65">• Marginal Adhesion</text:p>
      <text:p text:style-name="P65"><text:soft-page-break/>• Normal Nucleoli</text:p>
      <text:p text:style-name="P65">• Mitoses</text:p>
      <text:p text:style-name="P65">• Clump Thickness</text:p>
      <text:p text:style-name="P65">• Uniformity of Cell Siz<text:span text:style-name="T60">e</text:span></text:p>
      <text:p text:style-name="P65">• Single Epithelial Cell Size</text:p>
      <text:p text:style-name="P65">• Bare Nuclei</text:p>
      <text:p text:style-name="P65">• Bland Chromatin</text:p>
      <text:p text:style-name="P65">• Uniformity of Cell Shape</text:p>
      <text:p text:style-name="P65"/>
      <text:p text:style-name="P74"><text:span text:style-name="T60">2. </text:span>Determine a good function set for this task.</text:p>
      <text:p text:style-name="P71"/>
      <text:p text:style-name="P78">Function Set:</text:p>
      <text:p text:style-name="P65">• Multiply</text:p>
      <text:p text:style-name="P65">• Divide</text:p>
      <text:p text:style-name="P65">• Subtract</text:p>
      <text:p text:style-name="P65">• Add</text:p>
      <text:p text:style-name="P65">• Power</text:p>
      <text:p text:style-name="P65"/>
      <text:p text:style-name="P74"><text:span text:style-name="T59">3. </text:span>Construct a good fitness function and describe it using plain language (and mathematical formula, or other formats you think appropriate).</text:p>
      <text:p text:style-name="P65"/>
      <text:p text:style-name="P65"><text:span text:style-name="T62"><text:tab/></text:span><text:span text:style-name="T69">@Override</text:span></text:p>
      <text:p text:style-name="P89"><text:span text:style-name="T62"><text:tab/></text:span><text:span text:style-name="T70">protected</text:span><text:span text:style-name="T62"> </text:span><text:span text:style-name="T70">double</text:span><text:span text:style-name="T62"> evaluate(IGPProgram </text:span><text:span text:style-name="T72">igpProgram</text:span><text:span text:style-name="T62">) {</text:span></text:p>
      <text:p text:style-name="P89"><text:span text:style-name="T62"><text:tab/><text:tab/></text:span><text:span text:style-name="T70">double</text:span><text:span text:style-name="T62"> </text:span><text:span text:style-name="T72">correct</text:span><text:span text:style-name="T62"> = 0;</text:span></text:p>
      <text:p text:style-name="P90"/>
      <text:p text:style-name="P89"><text:span text:style-name="T62"><text:tab/><text:tab/></text:span><text:span text:style-name="T70">for</text:span><text:span text:style-name="T62"> (Instance </text:span><text:span text:style-name="T72">instance</text:span><text:span text:style-name="T62"> : </text:span><text:span text:style-name="T70">this</text:span><text:span text:style-name="T62">.getTrainingInstances()) {</text:span></text:p>
      <text:p text:style-name="P89"><text:span text:style-name="T62"><text:tab/><text:tab/><text:tab/>Main.</text:span><text:span text:style-name="T73">problem</text:span><text:span text:style-name="T62">.setVariablesOfInstance(</text:span><text:span text:style-name="T72">instance</text:span><text:span text:style-name="T62">);</text:span></text:p>
      <text:p text:style-name="P90"/>
      <text:p text:style-name="P89"><text:span text:style-name="T62"><text:tab/><text:tab/><text:tab/></text:span><text:span text:style-name="T70">double</text:span><text:span text:style-name="T62"> </text:span><text:span text:style-name="T72">result</text:span><text:span text:style-name="T62"> = </text:span><text:span text:style-name="T72">igpProgram</text:span><text:span text:style-name="T62">.execute_double(0, </text:span><text:span text:style-name="T70">new</text:span><text:span text:style-name="T62"> Object[0]);</text:span></text:p>
      <text:p text:style-name="P89"><text:span text:style-name="T62"><text:tab/><text:tab/><text:tab/></text:span><text:span text:style-name="T70">int</text:span><text:span text:style-name="T62"> </text:span><text:span text:style-name="T72">predictedClass</text:span><text:span text:style-name="T62">;</text:span></text:p>
      <text:p text:style-name="P90"/>
      <text:p text:style-name="P89"><text:span text:style-name="T62"><text:tab/><text:tab/><text:tab/></text:span><text:span text:style-name="T70">if</text:span><text:span text:style-name="T62"> (</text:span><text:span text:style-name="T72">result</text:span><text:span text:style-name="T62"> &lt; 0) {</text:span></text:p>
      <text:p text:style-name="P89"><text:span text:style-name="T62"><text:tab/><text:tab/><text:tab/><text:tab/></text:span><text:span text:style-name="T72">predictedClass</text:span><text:span text:style-name="T62"> = 2;</text:span></text:p>
      <text:p text:style-name="P89"><text:span text:style-name="T62"><text:tab/><text:tab/><text:tab/>} </text:span><text:span text:style-name="T70">else</text:span><text:span text:style-name="T62"> {</text:span></text:p>
      <text:p text:style-name="P89"><text:span text:style-name="T62"><text:tab/><text:tab/><text:tab/><text:tab/></text:span><text:span text:style-name="T72">predictedClass</text:span><text:span text:style-name="T62"> = 4;</text:span></text:p>
      <text:p text:style-name="P89"><text:span text:style-name="T62"><text:tab/><text:tab/><text:tab/>}</text:span></text:p>
      <text:p text:style-name="P89"><text:span text:style-name="T62"><text:tab/><text:tab/><text:tab/></text:span><text:span text:style-name="T70">if</text:span><text:span text:style-name="T62"> (</text:span><text:span text:style-name="T72">predictedClass</text:span><text:span text:style-name="T62"> == </text:span><text:span text:style-name="T72">instance</text:span><text:span text:style-name="T62">.getCondition()) {</text:span></text:p>
      <text:p text:style-name="P89"><text:span text:style-name="T62"><text:tab/><text:tab/><text:tab/><text:tab/></text:span><text:span text:style-name="T72">correct</text:span><text:span text:style-name="T62">++;</text:span></text:p>
      <text:p text:style-name="P89"><text:span text:style-name="T62"><text:tab/><text:tab/><text:tab/>}</text:span></text:p>
      <text:p text:style-name="P89"><text:span text:style-name="T62"><text:tab/><text:tab/>}</text:span></text:p>
      <text:p text:style-name="P89"><text:span text:style-name="T62"><text:tab/><text:tab/></text:span><text:span text:style-name="T70">if</text:span><text:span text:style-name="T62"> (</text:span><text:span text:style-name="T72">correct</text:span><text:span text:style-name="T62"> &lt; </text:span><text:span text:style-name="T74">MIN_ER</text:span><text:span text:style-name="T62">) {</text:span></text:p>
      <text:p text:style-name="P89"><text:span text:style-name="T62"><text:tab/><text:tab/><text:tab/></text:span><text:span text:style-name="T70">return</text:span><text:span text:style-name="T62"> 0;</text:span></text:p>
      <text:p text:style-name="P89"><text:span text:style-name="T62"><text:tab/><text:tab/>}</text:span></text:p>
      <text:p text:style-name="P89"><text:span text:style-name="T62"><text:tab/><text:tab/></text:span><text:span text:style-name="T70">return</text:span><text:span text:style-name="T62"> </text:span><text:span text:style-name="T72">correct</text:span><text:span text:style-name="T62"> / </text:span><text:span text:style-name="T70">this</text:span><text:span text:style-name="T62">.getTrainingInstances().size();</text:span></text:p>
      <text:p text:style-name="P65"><text:span text:style-name="T62"><text:tab/>}</text:span></text:p>
      <text:p text:style-name="P65"><text:span text:style-name="T62"/></text:p>
      <text:p text:style-name="P65"><text:span text:style-name="T62"/></text:p>
      <text:p text:style-name="P86"><text:span text:style-name="T62"/></text:p>
      <text:p text:style-name="P86"><text:span text:style-name="T62"/></text:p>
      <text:p text:style-name="P86"><text:span text:style-name="T62"/></text:p>
      <text:p text:style-name="P86"><text:span text:style-name="T62"/></text:p>
      <text:p text:style-name="P86"><text:span text:style-name="T62"/></text:p>
      <text:p text:style-name="P86"><text:span text:style-name="T62"/></text:p>
      <text:p text:style-name="P86"><text:span text:style-name="T62"/></text:p>
      <text:p text:style-name="P86"><text:span text:style-name="T62"/></text:p>
      <text:p text:style-name="P86"><text:span text:style-name="T62"/></text:p>
      <text:p text:style-name="P86"><text:span text:style-name="T62"/></text:p>
      <text:p text:style-name="P86"><text:span text:style-name="T62"/></text:p>
      <text:p text:style-name="P86"><text:soft-page-break/><text:span text:style-name="T62">Pseudocode:</text:span></text:p>
      <text:p text:style-name="P83"><text:span text:style-name="T62"/></text:p>
      <text:p text:style-name="P84"><text:span text:style-name="T62">correct = 0</text:span></text:p>
      <text:p text:style-name="P83"><text:span text:style-name="T62">instances = trained instances to classify</text:span></text:p>
      <text:p text:style-name="P83"><text:span text:style-name="T63">variables</text:span><text:span text:style-name="T62"> = represents the 9 attributes of the patient in the terminal set </text:span></text:p>
      <text:p text:style-name="P83"><text:span text:style-name="T62"/></text:p>
      <text:p text:style-name="P83"><text:span text:style-name="T62">for instances in trainedInstances</text:span></text:p>
      <text:p text:style-name="P85"><text:span text:style-name="T62"><text:tab/>variables = set instance.attributes</text:span></text:p>
      <text:p text:style-name="P85"><text:span text:style-name="T62"><text:tab/>result = program.execute</text:span></text:p>
      <text:p text:style-name="P85"><text:span text:style-name="T62"/></text:p>
      <text:p text:style-name="P85"><text:span text:style-name="T62"><text:tab/>if result &lt; 0</text:span></text:p>
      <text:p text:style-name="P85"><text:span text:style-name="T62"><text:tab/><text:tab/>predictedClass = 2</text:span></text:p>
      <text:p text:style-name="P85"><text:span text:style-name="T62"><text:tab/>else :</text:span></text:p>
      <text:p text:style-name="P85"><text:span text:style-name="T62"><text:tab/><text:tab/>predictedClass = 4</text:span></text:p>
      <text:p text:style-name="P85"><text:span text:style-name="T62"/></text:p>
      <text:p text:style-name="P85"><text:span text:style-name="T62"><text:tab/>if predictedClass == instance.class</text:span></text:p>
      <text:p text:style-name="P85"><text:span text:style-name="T62"><text:tab/><text:tab/>correct++</text:span></text:p>
      <text:p text:style-name="P85"><text:span text:style-name="T62"/></text:p>
      <text:p text:style-name="P85"><text:span text:style-name="T62">if correct &lt; err</text:span></text:p>
      <text:p text:style-name="P85"><text:span text:style-name="T62"><text:tab/>return 0</text:span></text:p>
      <text:p text:style-name="P85"><text:span text:style-name="T62"/></text:p>
      <text:p text:style-name="P85"><text:span text:style-name="T62">return correct/instances.length</text:span></text:p>
      <text:p text:style-name="P65"/>
      <text:p text:style-name="P74"><text:span text:style-name="T59">4. </text:span>Describe the relevant parameter values and the stopping criteria you used.</text:p>
      <text:p text:style-name="P65"/>
      <text:p text:style-name="P78">Configuration Properties:</text:p>
      <text:p text:style-name="P65"/>
      <text:p text:style-name="P65"><text:span text:style-name="T62"><text:tab/><text:tab/></text:span><text:span text:style-name="T70">this</text:span><text:span text:style-name="T62">.</text:span><text:span text:style-name="T76">config</text:span><text:span text:style-name="T62">.setMaxCrossoverDepth(8);</text:span></text:p>
      <text:p text:style-name="P89"><text:span text:style-name="T62"><text:tab/><text:tab/></text:span><text:span text:style-name="T70">this</text:span><text:span text:style-name="T62">.</text:span><text:span text:style-name="T76">config</text:span><text:span text:style-name="T62">.setMaxInitDepth(4);</text:span></text:p>
      <text:p text:style-name="P89"><text:span text:style-name="T62"><text:tab/><text:tab/></text:span><text:span text:style-name="T70">this</text:span><text:span text:style-name="T62">.</text:span><text:span text:style-name="T76">config</text:span><text:span text:style-name="T62">.setPopulationSize(1000);</text:span></text:p>
      <text:p text:style-name="P89"><text:span text:style-name="T62"><text:tab/><text:tab/></text:span><text:span text:style-name="T70">this</text:span><text:span text:style-name="T62">.</text:span><text:span text:style-name="T76">config</text:span><text:span text:style-name="T62">.setStrictProgramCreation(</text:span><text:span text:style-name="T70">true</text:span><text:span text:style-name="T62">);</text:span></text:p>
      <text:p text:style-name="P89"><text:span text:style-name="T62"><text:tab/><text:tab/></text:span><text:span text:style-name="T70">this</text:span><text:span text:style-name="T62">.</text:span><text:span text:style-name="T76">config</text:span><text:span text:style-name="T62">.setReproductionProb(0.2f);</text:span></text:p>
      <text:p text:style-name="P89"><text:span text:style-name="T62"><text:tab/><text:tab/></text:span><text:span text:style-name="T70">this</text:span><text:span text:style-name="T62">.</text:span><text:span text:style-name="T76">config</text:span><text:span text:style-name="T62">.setCrossoverProb(0.9f);</text:span></text:p>
      <text:p text:style-name="P65"><text:span text:style-name="T62"><text:tab/><text:tab/></text:span><text:span text:style-name="T70">this</text:span><text:span text:style-name="T62">.</text:span><text:span text:style-name="T76">config</text:span><text:span text:style-name="T62">.setMutationProb(35.0f);</text:span></text:p>
      <text:p text:style-name="P65"/>
      <text:p text:style-name="P82">Stopping Criteria:</text:p>
      <text:p text:style-name="P80"/>
      <text:p text:style-name="P65">Max Evolutions: <text:span text:style-name="T77">300</text:span></text:p>
      <text:p text:style-name="P65"><text:span text:style-name="T71">private</text:span><text:span text:style-name="T64"> </text:span><text:span text:style-name="T71">static</text:span><text:span text:style-name="T64"> </text:span><text:span text:style-name="T71">final</text:span><text:span text:style-name="T64"> </text:span><text:span text:style-name="T71">int</text:span><text:span text:style-name="T64"> </text:span><text:span text:style-name="T75">MAX_EVO</text:span><text:span text:style-name="T64"> = 300;</text:span></text:p>
      <text:p text:style-name="P65"><text:span text:style-name="T64"/></text:p>
      <text:p text:style-name="P65">Minimum Acceptable Error: 0.03 (3%)</text:p>
      <text:p text:style-name="P65"><text:span text:style-name="T71">private</text:span><text:span text:style-name="T64"> </text:span><text:span text:style-name="T71">static</text:span><text:span text:style-name="T64"> </text:span><text:span text:style-name="T71">final</text:span><text:span text:style-name="T64"> </text:span><text:span text:style-name="T71">double</text:span><text:span text:style-name="T64"> </text:span><text:span text:style-name="T75">MIN_ER</text:span><text:span text:style-name="T64"> = 0.001;</text:span></text:p>
      <text:p text:style-name="P65"/>
      <text:list xml:id="list800581811" text:style-name="L4">
        <text:list-item>
          <text:p text:style-name="P87"><text:span text:style-name="T66">I have decided to keep the population size at 1000 because of processing time and accuracy.</text:span></text:p>
        </text:list-item>
        <text:list-item>
          <text:p text:style-name="P87"><text:span text:style-name="T66">I have set the program to 300 evolutions, because </text:span><text:span text:style-name="T67">the best solution is reached around </text:span><text:span text:style-name="T66">200.</text:span></text:p>
        </text:list-item>
        <text:list-item>
          <text:p text:style-name="P88"><text:span text:style-name="T66">I decided to base the termination criteria on the minimum acceptable error 0f 0.0</text:span><text:span text:style-name="T68">1.</text:span></text:p>
          <text:p text:style-name="P68"/>
        </text:list-item>
      </text:list>
      <text:p text:style-name="P76">5. Describe your main considerations in splitting the original data set into a training set training.txt and a test set test.txt.</text:p>
      <text:p text:style-name="P76"/>
      <text:p text:style-name="P72">The data was split <text:span text:style-name="T78">into </text:span>50% training and 50% testing. Anything less than 50 percent of the data in the training set lead to a lower accuracy. However increasing the training set above 50 percent of the given data did not result in a higher accuracy. <text:span text:style-name="T78">I experimented with splitting the data into 30% 70% but the data size was significantly smaller and did not represent an accurate result because of this. The </text:span>50/50 split allowed us to have <text:span text:style-name="T79">a</text:span> good trained GP and a good insight on how it performs with unknown data.</text:p>
      <text:p text:style-name="P73"/>
      <text:p text:style-name="P73"><text:soft-page-break/></text:p>
      <text:p text:style-name="P73"/>
      <text:p text:style-name="P77">6. Report the classification accuracy (average accuracy over 10 independent experiment runs with different random seeds) on both the training set and the test set.</text:p>
      <text:p text:style-name="P77"/>
      <table:table table:name="Table1" table:style-name="Table1">
        <table:table-column table:style-name="Table1.A" table:number-columns-repeated="4"/>
        <table:table-row>
          <table:table-cell table:style-name="Table1.A1" office:value-type="string">
            <text:p text:style-name="P91">TRIAL</text:p>
          </table:table-cell>
          <table:table-cell table:style-name="Table1.A1" office:value-type="string">
            <text:p text:style-name="P91">EVOLUTIONS</text:p>
          </table:table-cell>
          <table:table-cell table:style-name="Table1.A1" office:value-type="string">
            <text:p text:style-name="P91">TRAINING</text:p>
          </table:table-cell>
          <table:table-cell table:style-name="Table1.D1" office:value-type="string">
            <text:p text:style-name="P91">TEST</text:p>
          </table:table-cell>
        </table:table-row>
        <table:table-row>
          <table:table-cell table:style-name="Table1.A2" office:value-type="string">
            <text:p text:style-name="P91">1</text:p>
          </table:table-cell>
          <table:table-cell table:style-name="Table1.A2" office:value-type="string">
            <text:p text:style-name="P91">50</text:p>
          </table:table-cell>
          <table:table-cell table:style-name="Table1.A2" office:value-type="string">
            <text:p text:style-name="Standard"><text:span text:style-name="T65">96.8481%</text:span></text:p>
          </table:table-cell>
          <table:table-cell table:style-name="Table1.D2" office:value-type="string">
            <text:p text:style-name="Standard"><text:span text:style-name="T65">96.5517%</text:span></text:p>
          </table:table-cell>
        </table:table-row>
        <table:table-row>
          <table:table-cell table:style-name="Table1.A2" office:value-type="string">
            <text:p text:style-name="P91">2</text:p>
          </table:table-cell>
          <table:table-cell table:style-name="Table1.A2" office:value-type="string">
            <text:p text:style-name="P91">75</text:p>
          </table:table-cell>
          <table:table-cell table:style-name="Table1.A2" office:value-type="string">
            <text:p text:style-name="Standard"><text:span text:style-name="T65">96.5616%</text:span></text:p>
          </table:table-cell>
          <table:table-cell table:style-name="Table1.D2" office:value-type="string">
            <text:p text:style-name="Standard"><text:span text:style-name="T65">96.8391%</text:span></text:p>
          </table:table-cell>
        </table:table-row>
        <table:table-row>
          <table:table-cell table:style-name="Table1.A2" office:value-type="string">
            <text:p text:style-name="P91">3</text:p>
          </table:table-cell>
          <table:table-cell table:style-name="Table1.A2" office:value-type="string">
            <text:p text:style-name="P91">100</text:p>
          </table:table-cell>
          <table:table-cell table:style-name="Table1.A2" office:value-type="string">
            <text:p text:style-name="Standard"><text:span text:style-name="T65">96.5616%</text:span></text:p>
          </table:table-cell>
          <table:table-cell table:style-name="Table1.D2" office:value-type="string">
            <text:p text:style-name="Standard"><text:span text:style-name="T65">97.1264%</text:span></text:p>
          </table:table-cell>
        </table:table-row>
        <table:table-row>
          <table:table-cell table:style-name="Table1.A2" office:value-type="string">
            <text:p text:style-name="P91">4</text:p>
          </table:table-cell>
          <table:table-cell table:style-name="Table1.A2" office:value-type="string">
            <text:p text:style-name="P91">125</text:p>
          </table:table-cell>
          <table:table-cell table:style-name="Table1.A2" office:value-type="string">
            <text:p text:style-name="Standard"><text:span text:style-name="T65">97.7077%</text:span></text:p>
          </table:table-cell>
          <table:table-cell table:style-name="Table1.D2" office:value-type="string">
            <text:p text:style-name="Standard"><text:span text:style-name="T65">96.8391%</text:span></text:p>
          </table:table-cell>
        </table:table-row>
        <table:table-row>
          <table:table-cell table:style-name="Table1.A2" office:value-type="string">
            <text:p text:style-name="P91">5</text:p>
          </table:table-cell>
          <table:table-cell table:style-name="Table1.A2" office:value-type="string">
            <text:p text:style-name="P91">150</text:p>
          </table:table-cell>
          <table:table-cell table:style-name="Table1.A2" office:value-type="string">
            <text:p text:style-name="Standard"><text:span text:style-name="T65">96.8481%</text:span></text:p>
          </table:table-cell>
          <table:table-cell table:style-name="Table1.D2" office:value-type="string">
            <text:p text:style-name="Standard"><text:span text:style-name="T65">96.8391%</text:span></text:p>
          </table:table-cell>
        </table:table-row>
        <table:table-row>
          <table:table-cell table:style-name="Table1.A2" office:value-type="string">
            <text:p text:style-name="P91">6</text:p>
          </table:table-cell>
          <table:table-cell table:style-name="Table1.A2" office:value-type="string">
            <text:p text:style-name="P91">175</text:p>
          </table:table-cell>
          <table:table-cell table:style-name="Table1.A2" office:value-type="string">
            <text:p text:style-name="Standard"><text:span text:style-name="T65">97.7077%</text:span></text:p>
          </table:table-cell>
          <table:table-cell table:style-name="Table1.D2" office:value-type="string">
            <text:p text:style-name="Standard"><text:span text:style-name="T65">97.1264%</text:span></text:p>
          </table:table-cell>
        </table:table-row>
        <table:table-row>
          <table:table-cell table:style-name="Table1.A2" office:value-type="string">
            <text:p text:style-name="P91">7</text:p>
          </table:table-cell>
          <table:table-cell table:style-name="Table1.A2" office:value-type="string">
            <text:p text:style-name="P91">200</text:p>
          </table:table-cell>
          <table:table-cell table:style-name="Table1.A2" office:value-type="string">
            <text:p text:style-name="Standard"><text:span text:style-name="T65">97.1347%</text:span></text:p>
          </table:table-cell>
          <table:table-cell table:style-name="Table1.D2" office:value-type="string">
            <text:p text:style-name="Standard"><text:span text:style-name="T65">96.8391%</text:span></text:p>
          </table:table-cell>
        </table:table-row>
        <table:table-row>
          <table:table-cell table:style-name="Table1.A2" office:value-type="string">
            <text:p text:style-name="P91">8</text:p>
          </table:table-cell>
          <table:table-cell table:style-name="Table1.A2" office:value-type="string">
            <text:p text:style-name="P91">225</text:p>
          </table:table-cell>
          <table:table-cell table:style-name="Table1.A2" office:value-type="string">
            <text:p text:style-name="Standard"><text:span text:style-name="T65">97.4212%</text:span></text:p>
          </table:table-cell>
          <table:table-cell table:style-name="Table1.D2" office:value-type="string">
            <text:p text:style-name="Standard"><text:span text:style-name="T65">96.8391%</text:span></text:p>
          </table:table-cell>
        </table:table-row>
        <table:table-row>
          <table:table-cell table:style-name="Table1.A2" office:value-type="string">
            <text:p text:style-name="P91">9</text:p>
          </table:table-cell>
          <table:table-cell table:style-name="Table1.A2" office:value-type="string">
            <text:p text:style-name="P91">250</text:p>
          </table:table-cell>
          <table:table-cell table:style-name="Table1.A2" office:value-type="string">
            <text:p text:style-name="Standard"><text:span text:style-name="T65">97.1347%</text:span></text:p>
          </table:table-cell>
          <table:table-cell table:style-name="Table1.D2" office:value-type="string">
            <text:p text:style-name="Standard"><text:span text:style-name="T65">97.1264%</text:span></text:p>
          </table:table-cell>
        </table:table-row>
        <table:table-row>
          <table:table-cell table:style-name="Table1.A2" office:value-type="string">
            <text:p text:style-name="P91">10</text:p>
          </table:table-cell>
          <table:table-cell table:style-name="Table1.A2" office:value-type="string">
            <text:p text:style-name="P91">275</text:p>
          </table:table-cell>
          <table:table-cell table:style-name="Table1.A2" office:value-type="string">
            <text:p text:style-name="Standard"><text:span text:style-name="T65">97.9943%</text:span></text:p>
          </table:table-cell>
          <table:table-cell table:style-name="Table1.D2" office:value-type="string">
            <text:p text:style-name="Standard"><text:span text:style-name="T65">97.1264%</text:span></text:p>
          </table:table-cell>
        </table:table-row>
        <table:table-row>
          <table:table-cell table:style-name="Table1.A2" office:value-type="string">
            <text:p text:style-name="P92">TOTAL</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77"/>
      <text:p text:style-name="P77">7. List three best programs evolved by GP and the fitness value of them.</text:p>
      <text:p text:style-name="P77"/>
      <text:p text:style-name="P77">8. (optional, bonus) Analyse one of best programs to reveal why it can solve the problem in the ta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8T13:15:51.843064767</meta:creation-date>
    <dc:date>2019-04-26T17:27:51.564259277</dc:date>
    <meta:editing-duration>P1DT16H38S</meta:editing-duration>
    <meta:editing-cycles>211</meta:editing-cycles>
    <meta:generator>LibreOffice/6.0.7.3$Linux_X86_64 LibreOffice_project/00m0$Build-3</meta:generator>
    <meta:document-statistic meta:table-count="1" meta:image-count="1" meta:object-count="0" meta:page-count="8" meta:paragraph-count="263" meta:word-count="2006" meta:character-count="12704" meta:non-whitespace-character-count="10859"/>
  </office:meta>
</office:document-meta>
</file>